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de" fo:country="DE"/>
    </style:style>
    <style:style style:name="P3" style:parent-style-name="Standard" style:family="paragraph">
      <style:text-properties fo:language="de" fo:country="DE"/>
    </style:style>
    <style:style style:name="T4" style:parent-style-name="Absatz-Standardschriftart" style:family="text">
      <style:text-properties fo:language="de" fo:country="DE"/>
    </style:style>
    <style:style style:name="T5" style:parent-style-name="Absatz-Standardschriftart" style:family="text">
      <style:text-properties fo:language="de" fo:country="DE"/>
    </style:style>
  </office:automatic-styles>
  <office:body>
    <office:text text:use-soft-page-breaks="true">
      <text:p text:style-name="P1">Carbamazepin, induz. CYP3A4, CYP1A2, CYP2C9, hemmt 0, abbau: CYP3A4, CYP1A2, CYP2C9</text:p>
      <text:p text:style-name="Standard"/>
      <text:p text:style-name="Standard">Tacrolimus, induz 0, hemmt 0, abbau: CYP3A4</text:p>
      <text:p text:style-name="Standard"/>
      <text:p text:style-name="Standard">Bisoprolol</text:p>
      <text:p text:style-name="Standard"/>
      <text:p text:style-name="Standard">Doravirin induz. 0, inhib CYP3A4, abbau: CYP3A4</text:p>
      <text:p text:style-name="Standard"/>
      <text:p text:style-name="P2">Alfentanil induz. 0, inhib 0, abbau:<text:s/>CYP3A4</text:p>
      <text:p text:style-name="P3"/>
      <text:p text:style-name="Standard">Nefazodone induz. 0 inhib CYP3A4,<text:s/>Abbau CYP3A4, CYP2D6</text:p>
      <text:p text:style-name="Standard"/>
      <text:p text:style-name="Standard"><text:span text:style-name="T4">Anastrozole induz. 0 inhib 0 abbau CYP</text:span><text:span text:style-name="T5">3A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Ostermeier, Peter Luis</dc:creator>
    <meta:creation-date>2023-05-15T16:00:00Z</meta:creation-date>
    <dc:date>2023-05-16T08:55:00Z</dc:date>
    <meta:template xlink:href="Normal" xlink:type="simple"/>
    <meta:editing-cycles>2</meta:editing-cycles>
    <meta:editing-duration>PT0S</meta:editing-duration>
    <meta:document-statistic meta:page-count="1" meta:paragraph-count="1" meta:word-count="45" meta:character-count="333" meta:row-count="2" meta:non-whitespace-character-count="289"/>
  </office:meta>
</office:document-meta>
</file>